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1" svg:font-family="'DejaVu Sans'"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0pt" fo:language="nb" fo:country="NO" fo:font-weight="bold" style:font-size-asian="10pt" style:font-weight-asian="bold" style:font-size-complex="10pt"/>
    </style:style>
    <style:style style:name="P2" style:family="paragraph" style:parent-style-name="Standard">
      <style:paragraph-properties fo:line-height="150%"/>
    </style:style>
    <style:style style:name="P3" style:family="paragraph" style:parent-style-name="Standard">
      <style:text-properties fo:font-size="11pt" fo:language="nb" fo:country="NO" style:font-size-asian="11pt" style:font-size-complex="11pt"/>
    </style:style>
    <style:style style:name="P4" style:family="paragraph" style:parent-style-name="Standard">
      <style:paragraph-properties fo:line-height="150%"/>
      <style:text-properties fo:font-size="11pt" fo:language="nb" fo:country="NO" style:font-size-asian="11pt" style:font-size-complex="11pt"/>
    </style:style>
    <style:style style:name="P5" style:family="paragraph" style:parent-style-name="Standard">
      <style:text-properties fo:font-size="11pt" fo:language="nb" fo:country="NO" fo:font-style="italic" style:font-size-asian="11pt" style:font-style-asian="italic" style:font-size-complex="11pt"/>
    </style:style>
    <style:style style:name="P6" style:family="paragraph" style:parent-style-name="Standard">
      <style:text-properties fo:language="nb" fo:country="NO"/>
    </style:style>
    <style:style style:name="P7" style:family="paragraph" style:parent-style-name="Standard">
      <style:paragraph-properties fo:line-height="150%"/>
      <style:text-properties fo:language="nb" fo:country="NO"/>
    </style:style>
    <style:style style:name="P8" style:family="paragraph" style:parent-style-name="Standard">
      <style:text-properties fo:language="nb" fo:country="NO" fo:font-weight="bold" style:font-weight-asian="bold"/>
    </style:style>
    <style:style style:name="P9" style:family="paragraph" style:parent-style-name="Standard">
      <style:paragraph-properties fo:line-height="150%"/>
      <style:text-properties fo:language="nb" fo:country="NO" fo:font-weight="bold" style:font-weight-asian="bold"/>
    </style:style>
    <style:style style:name="P10" style:family="paragraph" style:parent-style-name="Standard">
      <style:paragraph-properties fo:line-height="150%" fo:text-align="center" style:justify-single-word="false"/>
      <style:text-properties fo:language="nb" fo:country="NO" fo:font-weight="bold" style:font-weight-asian="bold"/>
    </style:style>
    <style:style style:name="P11" style:family="paragraph" style:parent-style-name="Standard">
      <style:paragraph-properties fo:line-height="150%"/>
      <style:text-properties fo:language="nb" fo:country="NO" fo:font-style="italic" fo:font-weight="bold" style:font-style-asian="italic" style:font-weight-asian="bold"/>
    </style:style>
    <style:style style:name="P12" style:family="paragraph" style:parent-style-name="Standard">
      <style:paragraph-properties fo:line-height="150%"/>
      <style:text-properties fo:font-weight="bold" style:font-weight-asian="bold"/>
    </style:style>
    <style:style style:name="P13" style:family="paragraph" style:parent-style-name="Standard">
      <style:paragraph-properties fo:break-before="page"/>
    </style:style>
    <style:style style:name="P14" style:family="paragraph" style:parent-style-name="Standard" style:master-page-name="Standard">
      <style:paragraph-properties fo:line-height="150%" fo:text-align="center" style:justify-single-word="false" style:page-number="auto"/>
      <style:text-properties fo:font-size="11pt" fo:language="nb" fo:country="NO" fo:font-weight="bold" style:font-size-asian="11pt" style:font-weight-asian="bold" style:font-size-complex="11pt"/>
    </style:style>
    <style:style style:name="T1" style:family="text">
      <style:text-properties fo:language="nb" fo:country="NO"/>
    </style:style>
    <style:style style:name="T2" style:family="text">
      <style:text-properties fo:language="nb" fo:country="NO" fo:font-style="italic" style:font-style-asian="italic"/>
    </style:style>
    <style:style style:name="T3" style:family="text">
      <style:text-properties fo:language="nb" fo:country="NO" fo:font-style="italic" fo:font-weight="bold" style:font-style-asian="italic" style:font-weight-asian="bold"/>
    </style:style>
    <style:style style:name="T4" style:family="text">
      <style:text-properties fo:language="nb" fo:country="NO" style:text-underline-style="solid" style:text-underline-width="auto" style:text-underline-color="font-color"/>
    </style:style>
    <style:style style:name="T5" style:family="text">
      <style:text-properties fo:language="nb" fo:country="NO" fo:font-weight="bold" style:font-weight-asian="bold"/>
    </style:style>
    <style:style style:name="T6" style:family="text">
      <style:text-properties fo:font-weight="bold"/>
    </style:style>
    <style:style style:name="T7" style:family="text">
      <style:text-properties style:font-weight-asian="bold"/>
    </style:style>
    <style:style style:name="T8" style:family="text">
      <style:text-properties fo:font-size="11pt" style:font-size-asian="11pt" style:font-size-complex="11pt"/>
    </style:style>
    <style:style style:name="T9" style:family="text">
      <style:text-properties fo:font-size="11pt" fo:language="nb" fo:country="NO" style:font-size-asian="11pt" style:font-size-complex="11pt"/>
    </style:style>
    <style:style style:name="T10" style:family="text">
      <style:text-properties fo:font-size="11pt" fo:language="nb" fo:country="NO" fo:font-style="italic" style:font-size-asian="11pt" style:font-style-asian="italic" style:font-size-complex="11pt"/>
    </style:style>
    <style:style style:name="T11" style:family="text">
      <style:text-properties fo:font-size="11pt" fo:font-style="italic" style:font-size-asian="11pt" style:font-style-asian="italic" style:font-size-complex="11pt"/>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0.0138in solid #000000">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Frame1" text:anchor-type="char" svg:x="-0.1736in" svg:y="-0.6547in" svg:width="3.4272in" svg:height="0.7602in" draw:z-index="0"><draw:text-box><text:p text:style-name="P1">Mottatt av instituttet dato (skal fylles ut):</text:p></draw:text-box></draw:frame></text:p>
      <text:p text:style-name="P10">SKJEMA FOR BEDØMMELSESKOMITÉ FOR DOKTORGRADSDISPUTAS</text:p>
      <text:p text:style-name="P2"><text:span text:style-name="T1">Foreslått av: </text:span><text:bookmark-start text:name="Text11"/><text:text-input text:description="">Morten Hjorth-Jensen</text:text-input><text:bookmark-end text:name="Text11"/></text:p>
      <text:p text:style-name="P11">NB! Skjemaet må være underskrevet av forslagsstiller før det sendes fakultetet!</text:p>
      <text:p text:style-name="P2"><text:bookmark-start text:name="Text1"/><text:bookmark-end text:name="Text1"/><text:span text:style-name="T1"><text:s/></text:span><text:span text:style-name="T1">Elise Bergli</text:span><text:span text:style-name="T2"> </text:span><text:span text:style-name="T1"><text:s/>har levert avhandlingen </text:span><text:bookmark-start text:name="Text2"/><text:span text:style-name="T1"><text:s text:c="3"/></text:span><text:span text:style-name="T2"><text:s/></text:span><text:bookmark-end text:name="Text2"/><text:span text:style-name="T2">Parquet theory in nuclear structure calculations</text:span><text:span text:style-name="T1"> til bedømmelse for </text:span><text:bookmark-start text:name="Text15"/><text:span text:style-name="T1"><text:s text:c="3"/>PhD</text:span><text:bookmark-end text:name="Text15"/><text:span text:style-name="T1"> ved Det matematisk-naturvitenskapelige fakultet.</text:span></text:p>
      <text:p text:style-name="P7"/>
      <text:p text:style-name="P7">Avhandlingstype:<text:bookmark-start text:name="Check1"/><text:bookmark-start text:name="Check2"/> <text:bookmark-end text:name="Check1"/><text:bookmark-end text:name="Check2"/><text:s/>Monografi</text:p>
      <text:p text:style-name="P7">Avhandlingsspråk: <text:tab/> <text:s/>Engelsk<text:tab/><text:tab/><text:tab/> Annet: ­­­­­­­­­­­­­­­­­­­­­­­­­<text:bookmark-start text:name="Text12"/> <text:s text:c="2"/>     <text:bookmark-end text:name="Text12"/></text:p>
      <text:p text:style-name="P7">Disputasen planlegges holdt: <text:bookmark-start text:name="Text14"/><text:s text:c="3"/>02.02.20<text:bookmark-end text:name="Text14"/>10</text:p>
      <text:p text:style-name="P7"/>
      <text:p text:style-name="P7">Til å bedømme avhandlingen foreslås følgende komité:</text:p>
      <text:p text:style-name="P9"/>
      <text:p text:style-name="P12">Opponent 1:</text:p>
      <text:p text:style-name="Standard"><text:span text:style-name="T10">Navn:<text:tab/><text:tab/></text:span><text:bookmark-start text:name="Text3"/><text:span text:style-name="T1"> <text:s text:c="2"/></text:span><text:span text:style-name="T9"> Giuseppina Orlandinii    </text:span><text:bookmark-end text:name="Text3"/></text:p>
      <text:p text:style-name="Standard"><text:span text:style-name="T10">Ti</text:span><text:span text:style-name="T10">ttel og grad:<text:tab/></text:span><text:bookmark-start text:name="Text9"/><text:span text:style-name="T1"> <text:s text:c="2"/></text:span><text:span text:style-name="T9"> </text:span><text:bookmark-end text:name="Text9"/><text:span text:style-name="T9">Professor, PhD</text:span></text:p>
      <text:p text:style-name="Standard"><text:span text:style-name="T11">Adresse:<text:tab/></text:span><text:bookmark-start text:name="Text10"/> <text:s text:c="2"/><text:span text:style-name="T8"> Dipartimento di Fisica, Università degli Studi di Trento, Via Sommarive 14, I-38050 Povo (TN), Italia   </text:span><text:bookmark-end text:name="Text10"/></text:p>
      <text:p text:style-name="Standard"><text:span text:style-name="T11">E-post:<text:tab/><text:tab/></text:span> <text:s text:c="2"/><text:span text:style-name="T8"> orlandin@science.unitn.it</text:span></text:p>
      <text:p text:style-name="Standard"><text:span text:style-name="T11">Telefon:<text:tab/></text:span> <text:s text:c="2"/><text:span text:style-name="T8">+39 0461 88 1578  </text:span></text:p>
      <text:p text:style-name="Standard"><text:span text:style-name="T11">Fax:<text:tab/><text:tab/></text:span> <text:s text:c="2"/><text:span text:style-name="T8">+39 0461 88 1696 </text:span></text:p>
      <text:p text:style-name="P9"><text:span text:style-name="T11">Arbeidsmessig tilhørighet (institusjon): </text:span><text:s text:c="3"/>University of Trento, Italy</text:p>
      <text:p text:style-name="P9">Opponent 2:</text:p>
      <text:p text:style-name="Standard"><text:span text:style-name="T10">Navn:<text:tab/><text:tab/></text:span><text:bookmark-start text:name="Text4"/><text:span text:style-name="T1"> <text:s text:c="2"/>Scott Bogner</text:span><text:span text:style-name="T9">     </text:span><text:bookmark-end text:name="Text4"/></text:p>
      <text:p text:style-name="Standard"><text:span text:style-name="T10">Tittel og grad:<text:tab/></text:span><text:bookmark-start text:name="Text5"/><text:span text:style-name="T1"> <text:s text:c="2"/></text:span><text:span text:style-name="T9"> Associate Professor, PhD    </text:span><text:bookmark-end text:name="Text5"/></text:p>
      <text:p text:style-name="Standard"><text:span text:style-name="T11">Adresse:<text:tab/></text:span><text:bookmark-start text:name="Text6"/> <text:s text:c="2"/><text:span text:style-name="T8"> Department of Physics and Astronomy, <text:s/>National Superconducting Cyclotron Laboratory, Michigan State University<text:line-break/>1 Cyclotron, East Lansing, Michigan 48824-1321, USA  </text:span><text:bookmark-end text:name="Text6"/></text:p>
      <text:p text:style-name="Standard"><text:span text:style-name="T11">E-post:<text:tab/><text:tab/></text:span><text:bookmark-start text:name="Unnamed"/> <text:s text:c="2"/><text:span text:style-name="T8"> bogner@nscl.msu.edu    </text:span></text:p>
      <text:p text:style-name="Standard"><text:span text:style-name="T11">Telefon:<text:tab/></text:span> <text:s text:c="2"/><text:span text:style-name="T8"> +1-517 9087433   </text:span></text:p>
      <text:p text:style-name="Standard"><text:span text:style-name="T11">Fax:<text:tab/><text:tab/></text:span> <text:s text:c="2"/><text:span text:style-name="T8"> +1 517 3535967    </text:span></text:p>
      <text:p text:style-name="Standard"><text:span text:style-name="T11">Arbeidsmessig tilhørighet (institusjon): </text:span><text:bookmark-start text:name="Text7"/><text:s text:c="3"/>Michigan State University<text:span text:style-name="T8">, Department of Physics  </text:span><text:bookmark-end text:name="Text7"/><text:span text:style-name="T8">and Astronomy</text:span></text:p>
      <text:p text:style-name="P12"/>
      <text:p text:style-name="P2"><text:span text:style-name="T5">Opponent 3 (administrativ leder):</text:span></text:p>
      <text:p text:style-name="Standard"><text:span text:style-name="T10">Navn:<text:tab/><text:tab/></text:span><text:bookmark-start text:name="Text17"/><text:span text:style-name="T1"> <text:s text:c="2"/>Sølve Selstø</text:span><text:span text:style-name="T9">     </text:span><text:bookmark-end text:name="Text17"/></text:p>
      <text:p text:style-name="Standard"><text:span text:style-name="T10">Tittel og grad:<text:tab/></text:span><text:bookmark-start text:name="Text18"/><text:span text:style-name="T1"> <text:s text:c="2"/>Researcher</text:span><text:span text:style-name="T9">, PhD     </text:span><text:bookmark-end text:name="Text18"/></text:p>
      <text:p text:style-name="Standard"><text:span text:style-name="T11">Adresse:<text:tab/></text:span><text:bookmark-start text:name="Text19"/> <text:s text:c="2"/>Center of Mathematics for Applications<text:span text:style-name="T8">, University of Oslo     </text:span><text:bookmark-end text:name="Text19"/></text:p>
      <text:p text:style-name="Standard"><text:span text:style-name="T10">E-post:<text:tab/><text:tab/></text:span><text:span text:style-name="T1"> <text:s text:c="2"/></text:span><text:span text:style-name="T9"> selsto@cma.uio.no    </text:span></text:p>
      <text:p text:style-name="Standard"><text:span text:style-name="T10">Telefon:<text:tab/></text:span><text:span text:style-name="T1"> <text:s text:c="2"/></text:span><text:span text:style-name="T9"> 228577 70  </text:span></text:p>
      <text:p text:style-name="Standard"><text:span text:style-name="T10">Fax:<text:tab/><text:tab/></text:span><text:span text:style-name="T1"> <text:s text:c="2"/></text:span><text:span text:style-name="T9">  22854349   </text:span></text:p>
      <text:p text:style-name="Standard"><text:span text:style-name="T10">Arbeidsmessig tilhørighet (institusjon): </text:span><text:bookmark-start text:name="Text20"/><text:span text:style-name="T1"><text:s text:c="3"/></text:span><text:span text:style-name="T9">   Center of Mathematics for Applications, Univ Oslo  </text:span><text:bookmark-end text:name="Text20"/></text:p>
      <text:p text:style-name="P13"><text:span text:style-name="T1">Normalt skal bedømmelseskomiteen bestå av medlemmer av b</text:span><text:span text:style-name="T1">egge kjønn og minst et medlem være hentet fra en utenlandsk institusjon. Dersom forslaget ikke oppfyller disse bestemmelser, </text:span><text:span text:style-name="T4">skal dette være redegjort for</text:span><text:span text:style-name="T1">. Begrunnelsen bør også vise hvordan komiteen samlet dekker avhandlingens fagfelt. </text:span></text:p>
      <text:p text:style-name="P6"/>
      <text:p text:style-name="P8">Redegjørelse dersom det mangler kvinnelig og/eller utenlandsk medlem:</text:p>
      <text:p text:style-name="P5"/>
      <text:p text:style-name="P5">De foreslåtte kandidatene har alle sagt ja og er de som kjenner og kan forstå kandidatens arbeid best ved nåværende tidspunkt..Opponentene er et dream team hva vitenskapelig kvalitet og kunnskap angår. <text:s/>Det er ingen kvinnelige eksperter som jobber med kandidatens ekspertise. <text:s/>.</text:p>
      <text:p text:style-name="Standard"><text:bookmark-start text:name="Text8"/><text:span text:style-name="T1"><text:s/></text:span><text:span text:style-name="T1"><text:s/></text:span><text:bookmark-end text:name="Text8"/></text:p>
      <text:p text:style-name="P6"/>
      <text:p text:style-name="Standard"><text:span text:style-name="T1">Begrunnelse for valg av komitémedlemmer (</text:span><text:span text:style-name="T10">Kort beskrivelse av vitenskapelige kvalifikasjoner samt en begrunnelse for hvorfor vedkommende er en egnet opponent (5-20 linjer)</text:span><text:span text:style-name="T1">:</text:span></text:p>
      <text:p text:style-name="P6"/>
      <text:p text:style-name="P9">Opponent 1</text:p>
      <text:p text:style-name="P6"><text:s text:c="2"/>Giuseppina Orlandini is professor of physics at the university of Trento in Italy and has a long-standing and excellent career in few-body physics. She has made several important contributions to few-body physics and has over the years guided many PhD students. Several of these have gotten prestigious positions in the USA and Canada. She has also a strong interest in many-body physics and is very competent about the thesis topic. <text:s/>She has not published with the candidate or the supervisors.</text:p>
      <text:p text:style-name="P9">Opponent 2</text:p>
      <text:p text:style-name="P9">Scott Bogner is an excellent young many-particle physicists who has been strongly involved <text:s/>in several new developments of many-particle methods, among these is the development of the so-called similarity-transformation renormalization group approach. This method holds great promise in linking effective field theories with many-body methods like those studied in this thesis. He is very knowledgeable about the thesis topic.</text:p>
      <text:p text:style-name="Standard"><text:span text:style-name="T1"><text:s/></text:span><text:span text:style-name="T1">He has not published with the candidate or the supervisors.</text:span></text:p>
      <text:p text:style-name="P9"/>
      <text:p text:style-name="P2"><text:span text:style-name="T5">Opponent 3</text:span></text:p>
      <text:p text:style-name="Standard"><text:span text:style-name="T1"><text:s/></text:span><text:span text:style-name="T1"><text:s/></text:span><text:bookmark-end text:name="Unnamed"/><text:span text:style-name="T1">Sølve Selstø is a post-doc at the Center of excellence CMA at UiO. He is very knowledgeable about the thesis topic and has a strong expertise in computational quantum mechanics. He has not published with the candidate or the supervisors.</text:span></text:p>
      <text:p text:style-name="P6"/>
      <text:p text:style-name="P7"/>
      <text:p text:style-name="P8">Alle 3 opponenter må fylle inn og undertegne habilitetserklæringsskjemaet som kan lastes ned fra </text:p>
      <text:p text:style-name="Standard"><text:bookmark-start text:name="Text13"/><text:span text:style-name="T1"><text:s text:c="3"/></text:span><text:span text:style-name="T5">http://www.matnat.uio.no/internt/forskning/forskerutdanning/avvikling_disputaser/skjemaer/1B_habilitetserklaring_eng.doc</text:span><text:bookmark-end text:name="Text13"/></text:p>
      <text:p text:style-name="Standard"><text:span text:style-name="T5"><text:s/></text:span><text:span text:style-name="T5">Disse 3 habilitetserklæringene skal ligge vedlagt dette skjemaet når det sendes fakultet.</text:span></text:p>
      <text:p text:style-name="P3"/>
      <text:p text:style-name="P3">Fakultetet vil informere instituttet om oppnevnelsen, mens instituttet informerer kandidaten og bedømmelseskomiteens medlemmer og påser at bedømmelseskomiteens medlemmer får tilsendt et eksemplar av avhandlingen og av gjeldende reglement. Komiteen orienteres også om hvilke tidsfrister som gjelder for bedømmelse.</text:p>
      <text:p text:style-name="P7"/>
      <text:p text:style-name="P7">_____________________________________</text:p>
      <text:p text:style-name="P4"><text:soft-page-break/>Dato og underskrift forslagsstil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1" svg:font-family="'DejaVu Sans'"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_20__28_Web_29_" style:display-name="Normal (Web)" style:family="paragraph" style:parent-style-name="Standard">
      <style:paragraph-properties fo:margin-top="0.1945in" fo:margin-bottom="0.1945in"/>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gp-topp2" style:family="paragraph">
      <style:paragraph-properties style:line-height-at-least="0.1665in" fo:text-align="end" style:justify-single-word="false" fo:orphans="2" fo:widows="2" fo:hyphenation-ladder-count="no-limit"/>
      <style:text-properties style:use-window-font-color="true" style:font-name="Times" fo:font-size="10pt" fo:language="nb" fo:country="NO" fo:font-weight="bold" style:font-name-asian="Arial" style:font-size-asian="10pt" style:language-asian="zxx" style:country-asian="none" style:font-weight-asian="bold" style:font-name-complex="Times" style:font-size-complex="10pt" style:language-complex="ar" style:country-complex="SA" style:font-weight-complex="bold" fo:hyphenate="false" fo:hyphenation-remain-char-count="2" fo:hyphenation-push-char-count="2"/>
    </style:style>
    <style:style style:name="gp-topp4" style:family="paragraph" style:parent-style-name="gp-topp2">
      <style:text-properties fo:font-weight="normal" style:font-weight-asian="normal" style:font-weight-complex="normal"/>
    </style:style>
    <style:style style:name="Frame_20_contents" style:display-name="Frame contents" style:family="paragraph" style:parent-style-name="Text_20_body" style:class="extra"/>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WW-Absatz-Standardschriftart11"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73in" fo:page-height="11.6925in" style:num-format="1" style:print-orientation="portrait" fo:margin-top="0.4925in" fo:margin-bottom="0.4925in" fo:margin-left="0.9846in" fo:margin-right="0.7874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1772in" fo:margin-bottom="0.1382in" style:dynamic-spacing="true"/>
      </style:header-style>
      <style:footer-style>
        <style:header-footer-properties fo:min-height="0.0984in" fo:margin-top="0.0598in" style:dynamic-spacing="true"/>
      </style:footer-style>
    </style:page-layout>
    <style:page-layout style:name="Mpm2">
      <style:page-layout-properties fo:page-width="8.2673in" fo:page-height="11.6925in" style:num-format="1" style:print-orientation="portrait" fo:margin-top="0.6693in" fo:margin-bottom="0.5909in" fo:margin-left="0.9846in" fo:margin-right="0.78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Standard"/>
      </style:header>
      <style:footer>
        <text:p text:style-name="Standard"/>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KJEMA FOR BEDØMMELSESKOMITÉ FOR DOKTORGRADSDISPUTAS</dc:title>
    <meta:initial-creator>Merethe Bremer</meta:initial-creator>
    <meta:creation-date>2006-02-01T14:10:00</meta:creation-date>
    <dc:creator>morten hjorth-jensen</dc:creator>
    <dc:date>2009-11-05T08:43:19</dc:date>
    <meta:print-date>2003-12-04T13:27:00</meta:print-date>
    <meta:editing-cycles>2</meta:editing-cycles>
    <meta:editing-duration>PT52113H31M44S</meta:editing-duration>
    <meta:document-statistic meta:table-count="0" meta:image-count="0" meta:object-count="0" meta:page-count="3" meta:paragraph-count="51" meta:word-count="598" meta:character-count="4508"/>
    <meta:generator>OpenOffice.org/3.1$Linux OpenOffice.org_project/310m19$Build-9420</meta:generator>
    <meta:user-defined meta:name="Info 1"/>
    <meta:user-defined meta:name="Info 2"/>
    <meta:user-defined meta:name="Info 3"/>
    <meta:user-defined meta:name="Info 4"/>
  </office:meta>
</office:document-meta>
</file>